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D83D0F71AE68A7C555.png" manifest:media-type="image/png"/>
  <manifest:file-entry manifest:full-path="Pictures/10000201000003C30000015283570E9804237333.png" manifest:media-type="image/png"/>
  <manifest:file-entry manifest:full-path="Pictures/10000201000002C3000000BF2CA7DCC3E5309ADB.png" manifest:media-type="image/png"/>
  <manifest:file-entry manifest:full-path="Pictures/1000020100000301000001FE5E7D6BCE8A283C30.png" manifest:media-type="image/png"/>
  <manifest:file-entry manifest:full-path="Pictures/100002010000012B00000186D09E0115ADD5D4C7.png" manifest:media-type="image/png"/>
  <manifest:file-entry manifest:full-path="Pictures/10000201000002E4000001FDDF0AAEA7FEE78680.png" manifest:media-type="image/png"/>
  <manifest:file-entry manifest:full-path="Pictures/10000201000003DD0000022D3F5EF4E68216D3E7.png" manifest:media-type="image/png"/>
  <manifest:file-entry manifest:full-path="Pictures/100002010000022F0000018BAAD90F45C141D7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6.6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746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77cm" svg:height="8.318cm" svg:x="13.623cm" svg:y="0.5cm">
          <draw:image xlink:href="Pictures/100002010000012B00000186D09E0115ADD5D4C7.png" xlink:type="simple" xlink:show="embed" xlink:actuate="onLoad">
            <text:p/>
          </draw:image>
        </draw:frame>
        <draw:frame draw:style-name="gr1" draw:text-style-name="P1" draw:layer="layout" svg:width="12.666cm" svg:height="3.422cm" svg:x="0.7cm" svg:y="0.782cm">
          <draw:image xlink:href="Pictures/10000201000002C3000000BF2CA7DCC3E5309ADB.png" xlink:type="simple" xlink:show="embed" xlink:actuate="onLoad">
            <text:p/>
          </draw:image>
        </draw:frame>
        <draw:frame draw:style-name="gr1" draw:text-style-name="P1" draw:layer="layout" svg:width="11.906cm" svg:height="7.896cm" svg:x="1.294cm" svg:y="4.104cm">
          <draw:image xlink:href="Pictures/1000020100000301000001FE5E7D6BCE8A283C30.png" xlink:type="simple" xlink:show="embed" xlink:actuate="onLoad">
            <text:p/>
          </draw:image>
        </draw:frame>
        <draw:frame draw:style-name="gr1" draw:text-style-name="P1" draw:layer="layout" svg:width="11.108cm" svg:height="6.256cm" svg:x="0.592cm" svg:y="22.744cm">
          <draw:image xlink:href="Pictures/10000201000003DD0000022D3F5EF4E68216D3E7.png" xlink:type="simple" xlink:show="embed" xlink:actuate="onLoad">
            <text:p/>
          </draw:image>
        </draw:frame>
        <draw:frame draw:style-name="gr1" draw:text-style-name="P1" draw:layer="layout" svg:width="8.491cm" svg:height="6cm" svg:x="11.6cm" svg:y="20.3cm">
          <draw:image xlink:href="Pictures/100002010000022F0000018BAAD90F45C141D721.png" xlink:type="simple" xlink:show="embed" xlink:actuate="onLoad">
            <text:p/>
          </draw:image>
        </draw:frame>
        <draw:custom-shape draw:style-name="gr2" draw:text-style-name="P2" draw:layer="layout" svg:width="7.1cm" svg:height="2.1cm" svg:x="13.2cm" svg:y="4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067cm" svg:height="6.924cm" svg:x="0.933cm" svg:y="15.976cm">
          <draw:image xlink:href="Pictures/10000201000002E4000001FDDF0AAEA7FEE78680.png" xlink:type="simple" xlink:show="embed" xlink:actuate="onLoad">
            <text:p/>
          </draw:image>
        </draw:frame>
        <draw:frame draw:style-name="gr1" draw:text-style-name="P1" draw:layer="layout" svg:width="12.253cm" svg:height="4.3cm" svg:x="0.847cm" svg:y="11.7cm">
          <draw:image xlink:href="Pictures/10000201000003C30000015283570E9804237333.png" xlink:type="simple" xlink:show="embed" xlink:actuate="onLoad">
            <text:p/>
          </draw:image>
        </draw:frame>
        <draw:frame draw:style-name="gr3" draw:text-style-name="P1" draw:layer="layout" svg:width="12.006cm" svg:height="6.862cm" draw:transform="rotate (-1.56765473414131) translate (20.018cm 8.161cm)">
          <draw:image xlink:href="Pictures/1000020100000356000001D83D0F71AE68A7C5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7:39:02.779637672</meta:creation-date>
    <dc:date>2019-01-08T18:07:47.774300405</dc:date>
    <meta:editing-duration>PT8M24S</meta:editing-duration>
    <meta:editing-cycles>1</meta:editing-cycles>
    <meta:document-statistic meta:object-count="9"/>
    <meta:generator>LibreOffice/6.0.7.3$Linux_X86_64 LibreOffice_project/00m0$Build-3</meta:generator>
  </office:meta>
</office:document-meta>
</file>